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78.5pt"/>
    </style:style>
    <style:style style:name="co2" style:family="table-column">
      <style:table-column-properties fo:break-before="auto" style:column-width="81.24pt"/>
    </style:style>
    <style:style style:name="co3" style:family="table-column">
      <style:table-column-properties fo:break-before="auto" style:column-width="104.14pt"/>
    </style:style>
    <style:style style:name="co4" style:family="table-column">
      <style:table-column-properties fo:break-before="auto" style:column-width="104.91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103.49pt"/>
    </style:style>
    <style:style style:name="co7" style:family="table-column">
      <style:table-column-properties fo:break-before="auto" style:column-width="112.51pt"/>
    </style:style>
    <style:style style:name="co8" style:family="table-column">
      <style:table-column-properties fo:break-before="auto" style:column-width="95.16pt"/>
    </style:style>
    <style:style style:name="co9" style:family="table-column">
      <style:table-column-properties fo:break-before="auto" style:column-width="180.5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56a3f1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56a3f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Easy&quot;;&quot;Medium&quot;;&quot;Hard&quot;)" table:allow-empty-cell="true" table:display-list="unsorted" table:base-cell-address="Sheet1.B1"/>
        <table:content-validation table:name="val2" table:condition="of:cell-content-is-decimal-number() and cell-content()&gt;=1" table:allow-empty-cell="true" table:base-cell-address="Sheet1.C1">
          <table:error-message table:message-type="stop" table:display="true"/>
        </table:content-validation>
        <table:content-validation table:name="val3" table:condition="of: and cell-content-is-between(OR(NOT(ISERROR(DATEVALUE([.D1]))); AND(ISNUMBER([.D1]); LEFT(CELL(&quot;format&quot;; [.D1]))=&quot;D&quot;)),0)" table:allow-empty-cell="true" table:base-cell-address="Sheet1.D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4" table:content-validation-name="val1" office:value-type="string" calcext:value-type="string">
            <text:p>Category</text:p>
          </table:table-cell>
          <table:table-cell table:style-name="ce6" table:content-validation-name="val2" office:value-type="string" calcext:value-type="string">
            <text:p>Expected Solution Time</text:p>
          </table:table-cell>
          <table:table-cell table:style-name="ce8" table:content-validation-name="val3" office:value-type="string" calcext:value-type="string">
            <text:p>Solution 1 Date</text:p>
          </table:table-cell>
          <table:table-cell table:style-name="ce6" table:content-validation-name="val2" office:value-type="string" calcext:value-type="string">
            <text:p>Solution 1 Time</text:p>
          </table:table-cell>
          <table:table-cell table:style-name="ce8" table:content-validation-name="val3" office:value-type="string" calcext:value-type="string">
            <text:p>Solution 2 Date</text:p>
          </table:table-cell>
          <table:table-cell table:style-name="ce6" table:content-validation-name="val2" office:value-type="string" calcext:value-type="string">
            <text:p>Solution 2 Time</text:p>
          </table:table-cell>
          <table:table-cell table:style-name="ce8" table:content-validation-name="val3" office:value-type="string" calcext:value-type="string">
            <text:p>Solution 3 Date</text:p>
          </table:table-cell>
          <table:table-cell table:style-name="ce6" table:content-validation-name="val2" office:value-type="string" calcext:value-type="string">
            <text:p>Solution 3 Time</text:p>
          </table:table-cell>
          <table:table-cell table:style-name="ce1" office:value-type="string" calcext:value-type="string">
            <text:p>Note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two-sum/" xlink:type="simple">Two Sum</text:a></text:p>
          </table:table-cell>
          <table:table-cell table:style-name="ce4" table:content-validation-name="val1" office:value-type="string" calcext:value-type="string">
            <text:p>Easy</text:p>
          </table:table-cell>
          <table:table-cell table:style-name="ce6" table:content-validation-name="val2" office:value-type="float" office:value="15" calcext:value-type="float">
            <text:p>1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valid-parentheses/" xlink:type="simple">Valid Parentheses</text:a></text:p>
          </table:table-cell>
          <table:table-cell table:style-name="ce4" table:content-validation-name="val1" office:value-type="string" calcext:value-type="string">
            <text:p>Easy</text:p>
          </table:table-cell>
          <table:table-cell table:style-name="ce6" table:content-validation-name="val2" office:value-type="float" office:value="20" calcext:value-type="float">
            <text:p>2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erge-two-sorted-lists/" xlink:type="simple">Merge Two Sorted Lists</text:a></text:p>
          </table:table-cell>
          <table:table-cell table:style-name="ce4" table:content-validation-name="val1" office:value-type="string" calcext:value-type="string">
            <text:p>Easy</text:p>
          </table:table-cell>
          <table:table-cell table:style-name="ce6" table:content-validation-name="val2" office:value-type="float" office:value="20" calcext:value-type="float">
            <text:p>2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best-time-to-buy-and-sell-stock/" xlink:type="simple">Best Time to Buy and Sell Stocks</text:a></text:p>
          </table:table-cell>
          <table:table-cell table:style-name="ce4" table:content-validation-name="val1" office:value-type="string" calcext:value-type="string">
            <text:p>Easy</text:p>
          </table:table-cell>
          <table:table-cell table:style-name="ce6" table:content-validation-name="val2" office:value-type="float" office:value="20" calcext:value-type="float">
            <text:p>2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valid-palindrome/" xlink:type="simple">Valid Palindrome</text:a></text:p>
          </table:table-cell>
          <table:table-cell table:style-name="ce4" table:content-validation-name="val1" office:value-type="string" calcext:value-type="string">
            <text:p>Easy</text:p>
          </table:table-cell>
          <table:table-cell table:style-name="ce6" table:content-validation-name="val2" office:value-type="float" office:value="15" calcext:value-type="float">
            <text:p>1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invert-binary-tree/" xlink:type="simple">Invert Binary Tree</text:a></text:p>
          </table:table-cell>
          <table:table-cell table:style-name="ce4" table:content-validation-name="val1" office:value-type="string" calcext:value-type="string">
            <text:p>Easy</text:p>
          </table:table-cell>
          <table:table-cell table:style-name="ce6" table:content-validation-name="val2" office:value-type="float" office:value="15" calcext:value-type="float">
            <text:p>1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valid-anagram/" xlink:type="simple">Valid Anagram</text:a></text:p>
          </table:table-cell>
          <table:table-cell table:style-name="ce4" table:content-validation-name="val1" office:value-type="string" calcext:value-type="string">
            <text:p>Easy</text:p>
          </table:table-cell>
          <table:table-cell table:style-name="ce6" table:content-validation-name="val2" office:value-type="float" office:value="15" calcext:value-type="float">
            <text:p>1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binary-search/" xlink:type="simple">Binary Search</text:a></text:p>
          </table:table-cell>
          <table:table-cell table:style-name="ce4" table:content-validation-name="val1" office:value-type="string" calcext:value-type="string">
            <text:p>Easy</text:p>
          </table:table-cell>
          <table:table-cell table:style-name="ce6" table:content-validation-name="val2" office:value-type="float" office:value="15" calcext:value-type="float">
            <text:p>1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flood-fill/" xlink:type="simple">Flood Fill</text:a></text:p>
          </table:table-cell>
          <table:table-cell table:style-name="ce4" table:content-validation-name="val1" office:value-type="string" calcext:value-type="string">
            <text:p>Easy</text:p>
          </table:table-cell>
          <table:table-cell table:style-name="ce6" table:content-validation-name="val2" office:value-type="float" office:value="20" calcext:value-type="float">
            <text:p>2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aximum-subarray/" xlink:type="simple">Maximum Subarray</text:a></text:p>
          </table:table-cell>
          <table:table-cell table:style-name="ce4" table:content-validation-name="val1" office:value-type="string" calcext:value-type="string">
            <text:p>Easy</text:p>
          </table:table-cell>
          <table:table-cell table:style-name="ce6" table:content-validation-name="val2" office:value-type="float" office:value="20" calcext:value-type="float">
            <text:p>2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lowest-common-ancestor-of-a-binary-search-tree/" xlink:type="simple">Lowest Common Ancestor of a Binary Tree</text:a></text:p>
          </table:table-cell>
          <table:table-cell table:style-name="ce4" table:content-validation-name="val1" office:value-type="string" calcext:value-type="string">
            <text:p>Easy</text:p>
          </table:table-cell>
          <table:table-cell table:style-name="ce6" table:content-validation-name="val2" office:value-type="float" office:value="20" calcext:value-type="float">
            <text:p>2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balanced-binary-tree/" xlink:type="simple">Balanced Binary Tree</text:a></text:p>
          </table:table-cell>
          <table:table-cell table:style-name="ce4" table:content-validation-name="val1" office:value-type="string" calcext:value-type="string">
            <text:p>Easy</text:p>
          </table:table-cell>
          <table:table-cell table:style-name="ce6" table:content-validation-name="val2" office:value-type="float" office:value="15" calcext:value-type="float">
            <text:p>1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linked-list-cycle/" xlink:type="simple">Linked List Cycle</text:a></text:p>
          </table:table-cell>
          <table:table-cell table:style-name="ce4" table:content-validation-name="val1" office:value-type="string" calcext:value-type="string">
            <text:p>Easy</text:p>
          </table:table-cell>
          <table:table-cell table:style-name="ce6" table:content-validation-name="val2" office:value-type="float" office:value="20" calcext:value-type="float">
            <text:p>2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implement-queue-using-stacks/" xlink:type="simple">Implement Queue using Stacks</text:a></text:p>
          </table:table-cell>
          <table:table-cell table:style-name="ce4" table:content-validation-name="val1" office:value-type="string" calcext:value-type="string">
            <text:p>Easy</text:p>
          </table:table-cell>
          <table:table-cell table:style-name="ce6" table:content-validation-name="val2" office:value-type="float" office:value="20" calcext:value-type="float">
            <text:p>2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first-bad-version/" xlink:type="simple">First Bad Version</text:a></text:p>
          </table:table-cell>
          <table:table-cell table:style-name="ce4" table:content-validation-name="val1" office:value-type="string" calcext:value-type="string">
            <text:p>Easy</text:p>
          </table:table-cell>
          <table:table-cell table:style-name="ce6" table:content-validation-name="val2" office:value-type="float" office:value="20" calcext:value-type="float">
            <text:p>2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ransom-note/" xlink:type="simple">Ransom Note</text:a></text:p>
          </table:table-cell>
          <table:table-cell table:style-name="ce4" table:content-validation-name="val1" office:value-type="string" calcext:value-type="string">
            <text:p>Easy</text:p>
          </table:table-cell>
          <table:table-cell table:style-name="ce6" table:content-validation-name="val2" office:value-type="float" office:value="15" calcext:value-type="float">
            <text:p>1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climbing-stairs/" xlink:type="simple">Climbing Stairs</text:a></text:p>
          </table:table-cell>
          <table:table-cell table:style-name="ce4" table:content-validation-name="val1" office:value-type="string" calcext:value-type="string">
            <text:p>Easy</text:p>
          </table:table-cell>
          <table:table-cell table:style-name="ce6" table:content-validation-name="val2" office:value-type="float" office:value="20" calcext:value-type="float">
            <text:p>2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longest-palindrome/" xlink:type="simple">Longest Palindrome</text:a></text:p>
          </table:table-cell>
          <table:table-cell table:style-name="ce4" table:content-validation-name="val1" office:value-type="string" calcext:value-type="string">
            <text:p>Easy</text:p>
          </table:table-cell>
          <table:table-cell table:style-name="ce6" table:content-validation-name="val2" office:value-type="float" office:value="20" calcext:value-type="float">
            <text:p>2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in-stack/" xlink:type="simple">Min Stack</text:a></text:p>
          </table:table-cell>
          <table:table-cell table:style-name="ce4" table:content-validation-name="val1" office:value-type="string" calcext:value-type="string">
            <text:p>Easy</text:p>
          </table:table-cell>
          <table:table-cell table:style-name="ce6" table:content-validation-name="val2" office:value-type="float" office:value="20" calcext:value-type="float">
            <text:p>2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reverse-linked-list/" xlink:type="simple">Reverse Linked List</text:a></text:p>
          </table:table-cell>
          <table:table-cell table:style-name="ce4" table:content-validation-name="val1" office:value-type="string" calcext:value-type="string">
            <text:p>Easy</text:p>
          </table:table-cell>
          <table:table-cell table:style-name="ce6" table:content-validation-name="val2" office:value-type="float" office:value="20" calcext:value-type="float">
            <text:p>2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ajority-element/" xlink:type="simple">Majority Element</text:a></text:p>
          </table:table-cell>
          <table:table-cell table:style-name="ce4" table:content-validation-name="val1" office:value-type="string" calcext:value-type="string">
            <text:p>Easy</text:p>
          </table:table-cell>
          <table:table-cell table:style-name="ce6" table:content-validation-name="val2" office:value-type="float" office:value="20" calcext:value-type="float">
            <text:p>2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add-binary/" xlink:type="simple">Add Binary</text:a></text:p>
          </table:table-cell>
          <table:table-cell table:style-name="ce4" table:content-validation-name="val1" office:value-type="string" calcext:value-type="string">
            <text:p>Easy</text:p>
          </table:table-cell>
          <table:table-cell table:style-name="ce6" table:content-validation-name="val2" office:value-type="float" office:value="15" calcext:value-type="float">
            <text:p>1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diameter-of-binary-tree/" xlink:type="simple">Diameter of Binary Tree</text:a></text:p>
          </table:table-cell>
          <table:table-cell table:style-name="ce4" table:content-validation-name="val1" office:value-type="string" calcext:value-type="string">
            <text:p>Easy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iddle-of-the-linked-list/" xlink:type="simple">Middle of the Linked List</text:a></text:p>
          </table:table-cell>
          <table:table-cell table:style-name="ce4" table:content-validation-name="val1" office:value-type="string" calcext:value-type="string">
            <text:p>Easy</text:p>
          </table:table-cell>
          <table:table-cell table:style-name="ce6" table:content-validation-name="val2" office:value-type="float" office:value="20" calcext:value-type="float">
            <text:p>2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aximum-depth-of-binary-tree/" xlink:type="simple">Maximum Depth of Binary Tree</text:a></text:p>
          </table:table-cell>
          <table:table-cell table:style-name="ce4" table:content-validation-name="val1" office:value-type="string" calcext:value-type="string">
            <text:p>Easy</text:p>
          </table:table-cell>
          <table:table-cell table:style-name="ce6" table:content-validation-name="val2" office:value-type="float" office:value="15" calcext:value-type="float">
            <text:p>1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contains-duplicate/" xlink:type="simple">Contains Duplicate</text:a></text:p>
          </table:table-cell>
          <table:table-cell table:style-name="ce4" table:content-validation-name="val1" office:value-type="string" calcext:value-type="string">
            <text:p>Easy</text:p>
          </table:table-cell>
          <table:table-cell table:style-name="ce6" table:content-validation-name="val2" office:value-type="float" office:value="15" calcext:value-type="float">
            <text:p>1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3" office:value-type="string" calcext:value-type="string">
            <text:p>Meeting Rooms</text:p>
          </table:table-cell>
          <table:table-cell table:style-name="ce4" table:content-validation-name="val1" office:value-type="string" calcext:value-type="string">
            <text:p>Easy</text:p>
          </table:table-cell>
          <table:table-cell table:style-name="ce6" table:content-validation-name="val2" office:value-type="float" office:value="20" calcext:value-type="float">
            <text:p>2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roman-to-integer/" xlink:type="simple">Roman to Integer</text:a></text:p>
          </table:table-cell>
          <table:table-cell table:style-name="ce4" table:content-validation-name="val1" office:value-type="string" calcext:value-type="string">
            <text:p>Easy</text:p>
          </table:table-cell>
          <table:table-cell table:style-name="ce6" table:content-validation-name="val2" office:value-type="float" office:value="20" calcext:value-type="float">
            <text:p>2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backspace-string-compare/" xlink:type="simple">Backspace String Compare</text:a></text:p>
          </table:table-cell>
          <table:table-cell table:style-name="ce4" table:content-validation-name="val1" office:value-type="string" calcext:value-type="string">
            <text:p>Easy</text:p>
          </table:table-cell>
          <table:table-cell table:style-name="ce6" table:content-validation-name="val2" office:value-type="float" office:value="15" calcext:value-type="float">
            <text:p>1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counting-bits/" xlink:type="simple">Counting Bits</text:a></text:p>
          </table:table-cell>
          <table:table-cell table:style-name="ce4" table:content-validation-name="val1" office:value-type="string" calcext:value-type="string">
            <text:p>Easy</text:p>
          </table:table-cell>
          <table:table-cell table:style-name="ce6" table:content-validation-name="val2" office:value-type="float" office:value="15" calcext:value-type="float">
            <text:p>1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ame-tree/" xlink:type="simple">Same Tree</text:a></text:p>
          </table:table-cell>
          <table:table-cell table:style-name="ce4" table:content-validation-name="val1" office:value-type="string" calcext:value-type="string">
            <text:p>Easy</text:p>
          </table:table-cell>
          <table:table-cell table:style-name="ce6" table:content-validation-name="val2" office:value-type="float" office:value="20" calcext:value-type="float">
            <text:p>2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number-of-1-bits/" xlink:type="simple">Number of 1 bits</text:a></text:p>
          </table:table-cell>
          <table:table-cell table:style-name="ce4" table:content-validation-name="val1" office:value-type="string" calcext:value-type="string">
            <text:p>Easy</text:p>
          </table:table-cell>
          <table:table-cell table:style-name="ce6" table:content-validation-name="val2" office:value-type="float" office:value="15" calcext:value-type="float">
            <text:p>1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4" table:content-validation-name="val1" office:value-type="string" calcext:value-type="string">
            <text:p>Easy</text:p>
          </table:table-cell>
          <table:table-cell table:style-name="ce6" table:content-validation-name="val2" office:value-type="float" office:value="20" calcext:value-type="float">
            <text:p>2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ingle-number/" xlink:type="simple">Single Number</text:a></text:p>
          </table:table-cell>
          <table:table-cell table:style-name="ce4" table:content-validation-name="val1" office:value-type="string" calcext:value-type="string">
            <text:p>Easy</text:p>
          </table:table-cell>
          <table:table-cell table:style-name="ce6" table:content-validation-name="val2" office:value-type="float" office:value="15" calcext:value-type="float">
            <text:p>1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palindrome-linked-list/" xlink:type="simple">Palindrome Linked List</text:a></text:p>
          </table:table-cell>
          <table:table-cell table:style-name="ce4" table:content-validation-name="val1" office:value-type="string" calcext:value-type="string">
            <text:p>Easy</text:p>
          </table:table-cell>
          <table:table-cell table:style-name="ce6" table:content-validation-name="val2" office:value-type="float" office:value="20" calcext:value-type="float">
            <text:p>2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ove-zeroes/" xlink:type="simple">Move Zeroes</text:a></text:p>
          </table:table-cell>
          <table:table-cell table:style-name="ce4" table:content-validation-name="val1" office:value-type="string" calcext:value-type="string">
            <text:p>Easy</text:p>
          </table:table-cell>
          <table:table-cell table:style-name="ce6" table:content-validation-name="val2" office:value-type="float" office:value="20" calcext:value-type="float">
            <text:p>2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ymmetric-tree/" xlink:type="simple">Symmetric Tree</text:a></text:p>
          </table:table-cell>
          <table:table-cell table:style-name="ce4" table:content-validation-name="val1" office:value-type="string" calcext:value-type="string">
            <text:p>Easy</text:p>
          </table:table-cell>
          <table:table-cell table:style-name="ce6" table:content-validation-name="val2" office:value-type="float" office:value="20" calcext:value-type="float">
            <text:p>2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issing-number/" xlink:type="simple">Missing Number</text:a></text:p>
          </table:table-cell>
          <table:table-cell table:style-name="ce4" table:content-validation-name="val1" office:value-type="string" calcext:value-type="string">
            <text:p>Easy</text:p>
          </table:table-cell>
          <table:table-cell table:style-name="ce6" table:content-validation-name="val2" office:value-type="float" office:value="15" calcext:value-type="float">
            <text:p>1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3" office:value-type="string" calcext:value-type="string">
            <text:p>Palindrome Number</text:p>
          </table:table-cell>
          <table:table-cell table:style-name="ce4" table:content-validation-name="val1" office:value-type="string" calcext:value-type="string">
            <text:p>Easy</text:p>
          </table:table-cell>
          <table:table-cell table:style-name="ce6" table:content-validation-name="val2" office:value-type="float" office:value="15" calcext:value-type="float">
            <text:p>1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convert-sorted-array-to-binary-search-tree/" xlink:type="simple">Convert Sorted Array to Binary Search Tree</text:a></text:p>
          </table:table-cell>
          <table:table-cell table:style-name="ce4" table:content-validation-name="val1" office:value-type="string" calcext:value-type="string">
            <text:p>Easy</text:p>
          </table:table-cell>
          <table:table-cell table:style-name="ce6" table:content-validation-name="val2" office:value-type="float" office:value="20" calcext:value-type="float">
            <text:p>2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reverse-bits/" xlink:type="simple">Reverse Bits</text:a></text:p>
          </table:table-cell>
          <table:table-cell table:style-name="ce4" table:content-validation-name="val1" office:value-type="string" calcext:value-type="string">
            <text:p>Easy</text:p>
          </table:table-cell>
          <table:table-cell table:style-name="ce6" table:content-validation-name="val2" office:value-type="float" office:value="15" calcext:value-type="float">
            <text:p>1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ubtree-of-another-tree/" xlink:type="simple">Subtree of another Tree</text:a></text:p>
          </table:table-cell>
          <table:table-cell table:style-name="ce4" table:content-validation-name="val1" office:value-type="string" calcext:value-type="string">
            <text:p>Easy</text:p>
          </table:table-cell>
          <table:table-cell table:style-name="ce6" table:content-validation-name="val2" office:value-type="float" office:value="20" calcext:value-type="float">
            <text:p>2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quares-of-a-sorted-array/" xlink:type="simple">Squares of a Sorted Array</text:a></text:p>
          </table:table-cell>
          <table:table-cell table:style-name="ce4" table:content-validation-name="val1" office:value-type="string" calcext:value-type="string">
            <text:p>Easy</text:p>
          </table:table-cell>
          <table:table-cell table:style-name="ce6" table:content-validation-name="val2" office:value-type="float" office:value="20" calcext:value-type="float">
            <text:p>2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insert-interval/" xlink:type="simple">Insert Interval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25" calcext:value-type="float">
            <text:p>2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01-matrix/" xlink:type="simple">01 Matrix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k-closest-points-to-origin/" xlink:type="simple">K Closest Points to Origin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longest-substring-without-repeating-characters/" xlink:type="simple">Longest Substring without Repeating Characters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3sum/" xlink:type="simple">3Sum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binary-tree-level-order-traversal/" xlink:type="simple">Binary Tree Level Order Traversal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20" calcext:value-type="float">
            <text:p>2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clone-graph/" xlink:type="simple">Clone Graph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25" calcext:value-type="float">
            <text:p>2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evaluate-reverse-polish-notation/" xlink:type="simple">Evaluate Reverse Polish Notation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course-schedule/" xlink:type="simple">Course Schedule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implement-trie-prefix-tree/" xlink:type="simple">Implement Trie (Prefix Tree)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5" calcext:value-type="float">
            <text:p>3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coin-change/" xlink:type="simple">Coin Change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25" calcext:value-type="float">
            <text:p>2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product-of-array-except-self/" xlink:type="simple">Product of Array except Self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validate-binary-search-tree/" xlink:type="simple">Validate Binary Search Tree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20" calcext:value-type="float">
            <text:p>2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number-of-islands/" xlink:type="simple">Number of Islands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25" calcext:value-type="float">
            <text:p>2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rotting-oranges/" xlink:type="simple">Rotting Oranges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earch-in-rotated-sorted-array/" xlink:type="simple">Search in Rotated Sorted Array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combination-sum/" xlink:type="simple">Combination Sum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permutations/" xlink:type="simple">Permutations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erge-intervals/" xlink:type="simple">Merge Intervals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lowest-common-ancestor-of-a-binary-tree/" xlink:type="simple">Lowest Common Ancestor of a Binary Tree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25" calcext:value-type="float">
            <text:p>2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time-based-key-value-store/" xlink:type="simple">Time-Based Key-Value Store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5" calcext:value-type="float">
            <text:p>3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accounts-merge/" xlink:type="simple">Accounts Merge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ort-colors/" xlink:type="simple">Sort Colors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25" calcext:value-type="float">
            <text:p>2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word-break/" xlink:type="simple">Word Break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partition-equal-subset-sum/" xlink:type="simple">Partition Equal Subset Sum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tring-to-integer-atoi/" xlink:type="simple">String to Integer (atoi)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25" calcext:value-type="float">
            <text:p>2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piral-matrix/" xlink:type="simple">Spiral Matrix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25" calcext:value-type="float">
            <text:p>2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ubsets/" xlink:type="simple">Subsets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binary-tree-right-side-view/" xlink:type="simple">Binary Tree Right-Side View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20" calcext:value-type="float">
            <text:p>2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25" calcext:value-type="float">
            <text:p>2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unique-paths/" xlink:type="simple">Unique Paths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20" calcext:value-type="float">
            <text:p>2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construct-binary-tree-from-preorder-and-inorder-traversal/" xlink:type="simple">Construct Binary Tree from PreOrder and InOrder Traversal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25" calcext:value-type="float">
            <text:p>2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3" office:value-type="string" calcext:value-type="string">
            <text:p>Container with Most Water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5" calcext:value-type="float">
            <text:p>3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letter-combinations-of-a-phone-number/" xlink:type="simple">Letter Combinations of a Phone Number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word-search/" xlink:type="simple">Word Search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find-all-anagrams-in-a-string/" xlink:type="simple">Find All Anagrams in a String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inimum-height-trees/" xlink:type="simple">Minimum Height Trees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task-scheduler/" xlink:type="simple">Task Scheduler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5" calcext:value-type="float">
            <text:p>3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lru-cache/" xlink:type="simple">LRU Cache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kth-smallest-element-in-a-bst/" xlink:type="simple">Kth Smallest Element in a BST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25" calcext:value-type="float">
            <text:p>2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daily-temperatures/" xlink:type="simple">Daily Temperatures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house-robber/" xlink:type="simple">House Robber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25" calcext:value-type="float">
            <text:p>2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gas-station/" xlink:type="simple">Gas Station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3" office:value-type="string" calcext:value-type="string">
            <text:p>Valid Sudoku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5" calcext:value-type="float">
            <text:p>3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group-anagrams/" xlink:type="simple">Group Anagrams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25" calcext:value-type="float">
            <text:p>2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aximum-product-subarray/" xlink:type="simple">Maximum Product Subarray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design-add-and-search-words-data-structure/" xlink:type="simple">Design Add and Search Words Datastructure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5" calcext:value-type="float">
            <text:p>3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pacific-atlantic-water-flow/" xlink:type="simple">Pacific Atlantic Water Flow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remove-nth-node-from-end-of-list/" xlink:type="simple">Remove Nth Node from End of List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20" calcext:value-type="float">
            <text:p>2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foolishhungry.com/shortest-path-to-get-food/" xlink:type="simple">Shortest Path to get Food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find-the-duplicate-number/" xlink:type="simple">Find the Duplicate Number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20" calcext:value-type="float">
            <text:p>2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top-k-frequent-words/" xlink:type="simple">Top K Frequent Words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longest-increasing-subsequence/" xlink:type="simple">Longest Increasing Subsequence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algomonster.medium.com/leetcode-261-graph-valid-tree-f27c212c1db1" xlink:type="simple">Graph Valid Tree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course-schedule-ii/" xlink:type="simple">Course Schedule II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5" calcext:value-type="float">
            <text:p>3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3" office:value-type="string" calcext:value-type="string">
            <text:p>Swap Nodes in Pairs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25" calcext:value-type="float">
            <text:p>2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path-sum-ii/" xlink:type="simple">Path Sum II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25" calcext:value-type="float">
            <text:p>2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longest-consecutive-sequence/" xlink:type="simple">Longest Consecutive Sequence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rotate-array/" xlink:type="simple">Rotate Array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25" calcext:value-type="float">
            <text:p>2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odd-even-linked-list/" xlink:type="simple">Odd-Even Linked List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25" calcext:value-type="float">
            <text:p>2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3" office:value-type="string" calcext:value-type="string">
            <text:p>Decode String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contiguous-array/" xlink:type="simple">Contiguous Array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aximum-width-of-binary-tree/" xlink:type="simple">Maximum Width of a Binary Tree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20" calcext:value-type="float">
            <text:p>2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find-k-closest-elements/" xlink:type="simple">Find K Closest Elements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longest-repeating-character-replacement/" xlink:type="simple">Longest Repeating Character Replacement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3" office:value-type="string" calcext:value-type="string">
            <text:p>In-Order Successor in BST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jump-game/" xlink:type="simple">Jump Game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20" calcext:value-type="float">
            <text:p>2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add-two-numbers/" xlink:type="simple">Add Two Numbers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25" calcext:value-type="float">
            <text:p>2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generate-parentheses/" xlink:type="simple">Generate Parentheses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25" calcext:value-type="float">
            <text:p>2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ort-list/" xlink:type="simple">Sort List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25" calcext:value-type="float">
            <text:p>2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cheonhyangzhang.gitbooks.io/leetcode-solutions/content/323-number-of-connected-components-in-an-undirected-graph.html" xlink:type="simple">Number of Connected Components in an Undirected Graph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wentao-shao.gitbook.io/leetcode/graph-search/1197.minimum-knight-moves" xlink:type="simple">Minimum Knight Moves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5" calcext:value-type="float">
            <text:p>3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ubarray-sum-equals-k/" xlink:type="simple">Subarray Sum equals K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5" calcext:value-type="float">
            <text:p>3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asteroid-collision/" xlink:type="simple">Asteroid Collision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random-pick-with-weight/" xlink:type="simple">Random Pick with Weight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25" calcext:value-type="float">
            <text:p>2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kth-largest-element-in-an-array/" xlink:type="simple">Kth Largest Element in an Array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aximal-square/" xlink:type="simple">Maximal Square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rotate-image/" xlink:type="simple">Rotate Image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25" calcext:value-type="float">
            <text:p>2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binary-tree-zigzag-level-order-traversal/" xlink:type="simple">Binary Tree ZigZag Level Traversal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25" calcext:value-type="float">
            <text:p>2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www.tutorialcup.com/leetcode-solutions/design-hit-counter-leetcode-solution.htm" xlink:type="simple">Design Hit Counter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path-sum-iii/" xlink:type="simple">Path Sum III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5" calcext:value-type="float">
            <text:p>3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powx-n/" xlink:type="simple">Pow(x, n)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20" calcext:value-type="float">
            <text:p>2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earch-a-2d-matrix/" xlink:type="simple">Search a 2D Matrix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20" calcext:value-type="float">
            <text:p>2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largest-number/" xlink:type="simple">Larget Number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20" calcext:value-type="float">
            <text:p>2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decode-ways/" xlink:type="simple">Decode Ways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25" calcext:value-type="float">
            <text:p>2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www.tutorialcup.com/leetcode-solutions/meeting-rooms-ii-leetcode-solution.htm" xlink:type="simple">Meeting Rooms II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reverse-integer/" xlink:type="simple">Reverse Integer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25" calcext:value-type="float">
            <text:p>2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et-matrix-zeroes/" xlink:type="simple">Set Matrix Zeroes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25" calcext:value-type="float">
            <text:p>2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reorder-list/" xlink:type="simple">Reorder List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25" calcext:value-type="float">
            <text:p>2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cheonhyangzhang.gitbooks.io/leetcode-solutions/content/271-encode-and-decode-strings.html" xlink:type="simple">Encode and Decode Strings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25" calcext:value-type="float">
            <text:p>2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cheapest-flights-within-k-stops/" xlink:type="simple">Cheapest Flights within K Stops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45" calcext:value-type="float">
            <text:p>4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all-nodes-distance-k-in-binary-tree/" xlink:type="simple">All Nodes Distance K in Binary Tree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25" calcext:value-type="float">
            <text:p>2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3sum-closest/" xlink:type="simple">3Sum Closest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rotate-list/" xlink:type="simple">Rotate List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25" calcext:value-type="float">
            <text:p>2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find-minimum-in-rotated-sorted-array/" xlink:type="simple">Find Minimum in Rotated Sorted Array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basic-calculator-ii/" xlink:type="simple">Basic Calculator II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combination-sum-iv/" xlink:type="simple">Combination Sum IV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35" calcext:value-type="float">
            <text:p>3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insert-delete-getrandom-o1/" xlink:type="simple">Insert Delete GetRandom O(1)</text:a>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20" calcext:value-type="float">
            <text:p>2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3" office:value-type="string" calcext:value-type="string">
            <text:p>Non-Overlapping Intervals</text:p>
          </table:table-cell>
          <table:table-cell table:style-name="ce4" table:content-validation-name="val1" office:value-type="string" calcext:value-type="string">
            <text:p>Medium</text:p>
          </table:table-cell>
          <table:table-cell table:style-name="ce6" table:content-validation-name="val2" office:value-type="float" office:value="20" calcext:value-type="float">
            <text:p>2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inimum-window-substring/" xlink:type="simple">Minimum Window Substring</text:a></text:p>
          </table:table-cell>
          <table:table-cell table:style-name="ce4" table:content-validation-name="val1" office:value-type="string" calcext:value-type="string">
            <text:p>Hard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3" office:value-type="string" calcext:value-type="string">
            <text:p>Serialize and Deserialize Binary Tree</text:p>
          </table:table-cell>
          <table:table-cell table:style-name="ce4" table:content-validation-name="val1" office:value-type="string" calcext:value-type="string">
            <text:p>Hard</text:p>
          </table:table-cell>
          <table:table-cell table:style-name="ce6" table:content-validation-name="val2" office:value-type="float" office:value="40" calcext:value-type="float">
            <text:p>4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3" office:value-type="string" calcext:value-type="string">
            <text:p>Trapping Rain Water</text:p>
          </table:table-cell>
          <table:table-cell table:style-name="ce4" table:content-validation-name="val1" office:value-type="string" calcext:value-type="string">
            <text:p>Hard</text:p>
          </table:table-cell>
          <table:table-cell table:style-name="ce6" table:content-validation-name="val2" office:value-type="float" office:value="35" calcext:value-type="float">
            <text:p>3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find-median-from-data-stream/" xlink:type="simple">Find Median from Data Stream</text:a></text:p>
          </table:table-cell>
          <table:table-cell table:style-name="ce4" table:content-validation-name="val1" office:value-type="string" calcext:value-type="string">
            <text:p>Hard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3" office:value-type="string" calcext:value-type="string">
            <text:p>Word Ladder</text:p>
          </table:table-cell>
          <table:table-cell table:style-name="ce4" table:content-validation-name="val1" office:value-type="string" calcext:value-type="string">
            <text:p>Hard</text:p>
          </table:table-cell>
          <table:table-cell table:style-name="ce6" table:content-validation-name="val2" office:value-type="float" office:value="45" calcext:value-type="float">
            <text:p>4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basic-calculator/" xlink:type="simple">Basic Calculator</text:a></text:p>
          </table:table-cell>
          <table:table-cell table:style-name="ce4" table:content-validation-name="val1" office:value-type="string" calcext:value-type="string">
            <text:p>Hard</text:p>
          </table:table-cell>
          <table:table-cell table:style-name="ce6" table:content-validation-name="val2" office:value-type="float" office:value="40" calcext:value-type="float">
            <text:p>4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aximum-profit-in-job-scheduling/" xlink:type="simple">Maximum Profit in Job Scheduling</text:a></text:p>
          </table:table-cell>
          <table:table-cell table:style-name="ce4" table:content-validation-name="val1" office:value-type="string" calcext:value-type="string">
            <text:p>Hard</text:p>
          </table:table-cell>
          <table:table-cell table:style-name="ce6" table:content-validation-name="val2" office:value-type="float" office:value="45" calcext:value-type="float">
            <text:p>4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erge-k-sorted-lists/" xlink:type="simple">Merge K Sorted Lists</text:a></text:p>
          </table:table-cell>
          <table:table-cell table:style-name="ce4" table:content-validation-name="val1" office:value-type="string" calcext:value-type="string">
            <text:p>Hard</text:p>
          </table:table-cell>
          <table:table-cell table:style-name="ce6" table:content-validation-name="val2" office:value-type="float" office:value="30" calcext:value-type="float">
            <text:p>3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largest-rectangle-in-histogram/" xlink:type="simple">Larget Rectangle in Histogram</text:a></text:p>
          </table:table-cell>
          <table:table-cell table:style-name="ce4" table:content-validation-name="val1" office:value-type="string" calcext:value-type="string">
            <text:p>Hard</text:p>
          </table:table-cell>
          <table:table-cell table:style-name="ce6" table:content-validation-name="val2" office:value-type="float" office:value="35" calcext:value-type="float">
            <text:p>3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binary-tree-maximum-path-sum/" xlink:type="simple">Binary Tree Maximum Path Sum</text:a></text:p>
          </table:table-cell>
          <table:table-cell table:style-name="ce4" table:content-validation-name="val1" office:value-type="string" calcext:value-type="string">
            <text:p>Hard</text:p>
          </table:table-cell>
          <table:table-cell table:style-name="ce6" table:content-validation-name="val2" office:value-type="float" office:value="35" calcext:value-type="float">
            <text:p>3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aximum-frequency-stack/" xlink:type="simple">Maximum Frequency Stack</text:a></text:p>
          </table:table-cell>
          <table:table-cell table:style-name="ce4" table:content-validation-name="val1" office:value-type="string" calcext:value-type="string">
            <text:p>Hard</text:p>
          </table:table-cell>
          <table:table-cell table:style-name="ce6" table:content-validation-name="val2" office:value-type="float" office:value="40" calcext:value-type="float">
            <text:p>4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median-of-two-sorted-arrays/" xlink:type="simple">Median of Two Sorted Arrays</text:a></text:p>
          </table:table-cell>
          <table:table-cell table:style-name="ce4" table:content-validation-name="val1" office:value-type="string" calcext:value-type="string">
            <text:p>Hard</text:p>
          </table:table-cell>
          <table:table-cell table:style-name="ce6" table:content-validation-name="val2" office:value-type="float" office:value="40" calcext:value-type="float">
            <text:p>4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3" office:value-type="string" calcext:value-type="string">
            <text:p>Longest Increasing Path in a Matrix</text:p>
          </table:table-cell>
          <table:table-cell table:style-name="ce4" table:content-validation-name="val1" office:value-type="string" calcext:value-type="string">
            <text:p>Hard</text:p>
          </table:table-cell>
          <table:table-cell table:style-name="ce6" table:content-validation-name="val2" office:value-type="float" office:value="40" calcext:value-type="float">
            <text:p>4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longest-valid-parentheses/" xlink:type="simple">Longest Valid Parentheses</text:a></text:p>
          </table:table-cell>
          <table:table-cell table:style-name="ce4" table:content-validation-name="val1" office:value-type="string" calcext:value-type="string">
            <text:p>Hard</text:p>
          </table:table-cell>
          <table:table-cell table:style-name="ce6" table:content-validation-name="val2" office:value-type="float" office:value="35" calcext:value-type="float">
            <text:p>3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jerry4013.github.io/Github-blog/2020/08/03/LeetCode-588.html" xlink:type="simple">Design In-Memory File System</text:a></text:p>
          </table:table-cell>
          <table:table-cell table:style-name="ce4" table:content-validation-name="val1" office:value-type="string" calcext:value-type="string">
            <text:p>Hard</text:p>
          </table:table-cell>
          <table:table-cell table:style-name="ce6" table:content-validation-name="val2" office:value-type="float" office:value="40" calcext:value-type="float">
            <text:p>4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3" office:value-type="string" calcext:value-type="string">
            <text:p>Employee Free Time</text:p>
          </table:table-cell>
          <table:table-cell table:style-name="ce4" table:content-validation-name="val1" office:value-type="string" calcext:value-type="string">
            <text:p>Hard</text:p>
          </table:table-cell>
          <table:table-cell table:style-name="ce6" table:content-validation-name="val2" office:value-type="float" office:value="35" calcext:value-type="float">
            <text:p>3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3" office:value-type="string" calcext:value-type="string">
            <text:p>Word Search II</text:p>
          </table:table-cell>
          <table:table-cell table:style-name="ce4" table:content-validation-name="val1" office:value-type="string" calcext:value-type="string">
            <text:p>Hard</text:p>
          </table:table-cell>
          <table:table-cell table:style-name="ce6" table:content-validation-name="val2" office:value-type="float" office:value="40" calcext:value-type="float">
            <text:p>4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www.tutorialcup.com/leetcode-solutions/alien-dictionary-leetcode-solution.htm" xlink:type="simple">Alien Dictionary</text:a></text:p>
          </table:table-cell>
          <table:table-cell table:style-name="ce4" table:content-validation-name="val1" office:value-type="string" calcext:value-type="string">
            <text:p>Hard</text:p>
          </table:table-cell>
          <table:table-cell table:style-name="ce6" table:content-validation-name="val2" office:value-type="float" office:value="45" calcext:value-type="float">
            <text:p>4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bus-routes/" xlink:type="simple">Bus Routes</text:a></text:p>
          </table:table-cell>
          <table:table-cell table:style-name="ce4" table:content-validation-name="val1" office:value-type="string" calcext:value-type="string">
            <text:p>Hard</text:p>
          </table:table-cell>
          <table:table-cell table:style-name="ce6" table:content-validation-name="val2" office:value-type="float" office:value="45" calcext:value-type="float">
            <text:p>4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://v/" xlink:type="simple">Sliding Window Maximum</text:a></text:p>
          </table:table-cell>
          <table:table-cell table:style-name="ce4" table:content-validation-name="val1" office:value-type="string" calcext:value-type="string">
            <text:p>Hard</text:p>
          </table:table-cell>
          <table:table-cell table:style-name="ce6" table:content-validation-name="val2" office:value-type="float" office:value="35" calcext:value-type="float">
            <text:p>3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palindrome-pairs/" xlink:type="simple">Palindrome Pairs</text:a></text:p>
          </table:table-cell>
          <table:table-cell table:style-name="ce4" table:content-validation-name="val1" office:value-type="string" calcext:value-type="string">
            <text:p>Hard</text:p>
          </table:table-cell>
          <table:table-cell table:style-name="ce6" table:content-validation-name="val2" office:value-type="float" office:value="40" calcext:value-type="float">
            <text:p>4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reverse-nodes-in-k-group/" xlink:type="simple">Reverse Nodes in K-Group</text:a></text:p>
          </table:table-cell>
          <table:table-cell table:style-name="ce4" table:content-validation-name="val1" office:value-type="string" calcext:value-type="string">
            <text:p>Hard</text:p>
          </table:table-cell>
          <table:table-cell table:style-name="ce6" table:content-validation-name="val2" office:value-type="float" office:value="35" calcext:value-type="float">
            <text:p>3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udoku-solver/" xlink:type="simple">Sudoku Solver</text:a></text:p>
          </table:table-cell>
          <table:table-cell table:style-name="ce4" table:content-validation-name="val1" office:value-type="string" calcext:value-type="string">
            <text:p>Hard</text:p>
          </table:table-cell>
          <table:table-cell table:style-name="ce6" table:content-validation-name="val2" office:value-type="float" office:value="40" calcext:value-type="float">
            <text:p>4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first-missing-positive/" xlink:type="simple">First Missing Positive</text:a></text:p>
          </table:table-cell>
          <table:table-cell table:style-name="ce4" table:content-validation-name="val1" office:value-type="string" calcext:value-type="string">
            <text:p>Hard</text:p>
          </table:table-cell>
          <table:table-cell table:style-name="ce6" table:content-validation-name="val2" office:value-type="float" office:value="35" calcext:value-type="float">
            <text:p>35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n-queens/" xlink:type="simple">N Queens</text:a></text:p>
          </table:table-cell>
          <table:table-cell table:style-name="ce4" table:content-validation-name="val1" office:value-type="string" calcext:value-type="string">
            <text:p>Hard</text:p>
          </table:table-cell>
          <table:table-cell table:style-name="ce6" table:content-validation-name="val2" office:value-type="float" office:value="40" calcext:value-type="float">
            <text:p>4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leetcode.com/problems/smallest-range-covering-elements-from-k-lists/" xlink:type="simple">Smallest Range Covering Elements from K Lists</text:a></text:p>
          </table:table-cell>
          <table:table-cell table:style-name="ce4" table:content-validation-name="val1" office:value-type="string" calcext:value-type="string">
            <text:p>Hard</text:p>
          </table:table-cell>
          <table:table-cell table:style-name="ce6" table:content-validation-name="val2" office:value-type="float" office:value="40" calcext:value-type="float">
            <text:p>40.00</text:p>
          </table:table-cell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8" table:content-validation-name="val3"/>
          <table:table-cell table:style-name="ce6" table:content-validation-name="val2"/>
          <table:table-cell table:style-name="ce1"/>
          <table:table-cell table:number-columns-repeated="1014"/>
        </table:table-row>
        <table:table-row table:style-name="ro1" table:number-rows-repeated="831">
          <table:table-cell/>
          <table:table-cell table:style-name="ce5" table:content-validation-name="val1"/>
          <table:table-cell table:style-name="ce7" table:content-validation-name="val2"/>
          <table:table-cell table:style-name="ce9" table:content-validation-name="val3"/>
          <table:table-cell table:style-name="ce7" table:content-validation-name="val2"/>
          <table:table-cell table:style-name="ce9" table:content-validation-name="val3"/>
          <table:table-cell table:style-name="ce7" table:content-validation-name="val2"/>
          <table:table-cell table:style-name="ce9" table:content-validation-name="val3"/>
          <table:table-cell table:style-name="ce7" table:content-validation-name="val2"/>
          <table:table-cell table:number-columns-repeated="1015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B1:Sheet1.B1001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  <table:database-ranges>
        <table:database-range table:name="Table_1" table:target-range-address="Sheet1.A1:Sheet1.J1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17" meta:object-count="0"/>
    <meta:generator>LibreOfficeDev/6.0.5.2$Linux_X86_64 LibreOffice_project/</meta:generator>
  </office:meta>
</office:document-meta>
</file>